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0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1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P12" style:family="paragraph" style:parent-style-name="Table_20_Contents">
      <style:text-properties fo:font-size="10pt" officeooo:rsid="002669d0" officeooo:paragraph-rsid="002669d0" style:font-size-asian="8.75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P10">Startup bonus</text:p>
            <text:p text:style-name="P10">memControl</text:p>
            <text:p text:style-name="P10">memCommands</text:p>
            <text:p text:style-name="P10"/>
          </table:table-cell>
          <table:table-cell table:style-name="Table1.A1" office:value-type="string">
            <text:p text:style-name="P11">dcb</text:p>
            <text:p text:style-name="P11">iosched</text:p>
            <text:p text:style-name="P11">iocb</text:p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P10">Startup bonu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P10">User Manual</text:p>
            <text:p text:style-name="P10">Programmer’s</text:p>
            <text:p text:style-name="P10">Manu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P10">Alias bonus</text:p>
          </table:table-cell>
          <table:table-cell table:style-name="Table1.A1" office:value-type="string">
            <text:p text:style-name="P12">Help and Commands upda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29T21:22:34.594543774</dc:date>
    <meta:editing-duration>PT1H20M7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46" meta:word-count="96" meta:character-count="649" meta:non-whitespace-character-count="599"/>
  </office:meta>
</office:document-meta>
</file>